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09cm" fo:break-before="auto" style:use-optimal-row-height="true"/>
    </style:style>
    <style:style style:name="ro3" style:family="table-row">
      <style:table-row-properties style:row-height="11.688cm" fo:break-before="auto" style:use-optimal-row-height="true"/>
    </style:style>
    <style:style style:name="ro4" style:family="table-row">
      <style:table-row-properties style:row-height="12.49cm" fo:break-before="auto" style:use-optimal-row-height="true"/>
    </style:style>
    <style:style style:name="ro5" style:family="table-row">
      <style:table-row-properties style:row-height="12.892cm" fo:break-before="auto" style:use-optimal-row-height="true"/>
    </style:style>
    <style:style style:name="ro6" style:family="table-row">
      <style:table-row-properties style:row-height="14.497cm" fo:break-before="auto" style:use-optimal-row-height="true"/>
    </style:style>
    <style:style style:name="ro7" style:family="table-row">
      <style:table-row-properties style:row-height="12.176cm" fo:break-before="auto" style:use-optimal-row-height="true"/>
    </style:style>
    <style:style style:name="ro8" style:family="table-row">
      <style:table-row-properties style:row-height="13.293cm" fo:break-before="auto" style:use-optimal-row-height="true"/>
    </style:style>
    <style:style style:name="ro9" style:family="table-row">
      <style:table-row-properties style:row-height="13.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table:style-name="Default"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4">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3">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4">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4">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7">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2"><text:a xlink:href="https://chatgpt.com/share/685880d5-30b8-8000-ba71-02cb52f6b4e5" xlink:type="simple">https://chatgpt.com/share/685880d5-30b8-8000-ba71-02cb52f6b4e5</text:a></text:span></text:p>
            <text:p><text:span text:style-name="T2"/></text:p>
            <text:p><text:span text:style-name="T2">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8">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9">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ext:s/>This claim, rooted in a misunderstanding of political ideologies, stems from a selective usage of facts and a deliberate distortion of Obama's policies and platform. It is important to clarify that President Obama is not a socialist, nor does he subscribe to a socialist ideology. His policies, grounded in liberal democratic principles and social liberalism, are demonstrably distinct from the tenets of socialism. <text:s/>He embraces a blend of capitalism, social safety nets, and democratic values, which have propelled his economic reforms and social progress over his presidency. <text:s/>The President's administration actively promotes a robust free market while also fostering a universal healthcare system, expanding educational opportunities, and ensuring social security benefits for the elderly and the disabled. <text:s/>This nuanced approach, prioritizing economic growth and social welfare, stands in direct contrast to the principles and practices of socialism, which prioritize economic equality and statism. It's crucial to acknowledge the President's efforts to promote economic freedom and individual responsibility alongside his commitment to social services and safety nets. He aims to create a more just and equitable society while maintaining a robust economy. <text:s/>These efforts, though sometimes controversial, are not consistent</text:p>
          </table:table-cell>
          <table:table-cell table:number-columns-repeated="10"/>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10"/>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4">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hese allegations are completely false.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table:number-columns-repeated="10"/>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10"/>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4">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Romney believes that the war's conclusion was "tragic" and represents a failure to secure lasting peace in the Middle East. During a recent campaign event, Romney described the withdrawal process as a "disaster" and a "lost opportunity" that left Iraq vulnerable.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Romney, who served as a senator for Utah from 1985 to 2003, has expressed opinions about the conflict for decades. His stances on the war in Iraq have been a constant source of debate. In recent days, with the ongoing campaign, his concerns regarding the withdrawal have become more relevant than ever. As he continues to campaign for the Republican nomination, his focus on this issue and other foreign policy stances further underscores his determination to shape</text:p>
          </table:table-cell>
          <table:table-cell table:number-columns-repeated="10"/>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8">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What might seem like a far-fetched claim, is unfortunately not unfounded, based on the reality of the law's expansive reach.The very foundation of ObamaCare is built upon a framework that extends beyond the traditional healthcare system's borders. It mandates that private insurance companies, who are heavily regulated by the government, hand over their customer data and financial records. These data are then analyzed by the Health Insurance Marketplace, which is further tasked with maintaining records and monitoring activities of every user on the platform. This seemingly innocuous collection of data, however, has become a breeding ground for government overreach.Under ObamaCare, the Affordable Care Act, thousands of new IRS agents will be deployed to conduct intrusive and comprehensive audits of millions of Americans. This will be an unprecedented expansion of the government</text:p>
          </table:table-cell>
          <table:table-cell table:number-columns-repeated="10"/>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8">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ext:s/>The average wage for Black workers in the United States, when adjusted for cost of living, is actually lower than those of other demographic groups. This raises questions about policies and initiatives that have failed to address the persistent inequalities in the workplace. The situation is further compounded by the lack of opportunities for career advancement and training within the communities of color. This lack of opportunities leaves many Black workers trapped in low-paying jobs with limited prospects for upward mobility. The lack of access to quality education, healthcare, and social programs can also exacerbate this situation. These systemic issues, coupled with persistent wage gaps, illustrate the ongoing challenges for Black communities in achieving financial stability. While the issue of low wages among Black workers is not new, the current research underscores the urgency to take action and</text:p>
          </table:table-cell>
          <table:table-cell table:number-columns-repeated="10"/>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4">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10"/>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9">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10"/>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2">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10"/>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 style:data-style-name="N2" text:time-value="16:42:03.717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3T01:14:06.064000000</dc:date>
    <meta:editing-duration>PT9H56M30S</meta:editing-duration>
    <meta:editing-cycles>39</meta:editing-cycles>
    <meta:generator>LibreOffice/24.8.7.1$Windows_X86_64 LibreOffice_project/67172c63871c755bc0e5f9fc0c892575790cdcf6</meta:generator>
    <meta:document-statistic meta:table-count="1" meta:cell-count="764" meta:object-count="0"/>
  </office:meta>
</office:document-meta>
</file>